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af0c" officeooo:paragraph-rsid="0018af0c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8af0c" officeooo:paragraph-rsid="0018af0c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8af0c" officeooo:paragraph-rsid="0018af0c"/>
    </style:style>
    <style:style style:name="P4" style:family="paragraph" style:parent-style-name="Title">
      <style:paragraph-properties fo:text-align="start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9b239" officeooo:paragraph-rsid="0019b23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b239"/>
    </style:style>
    <style:style style:name="T3" style:family="text">
      <style:text-properties officeooo:rsid="0019b23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b23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9b239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9b239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a</text:span><text:span text:style-name="T8">view</text:span> python scripts:</text:p>
      <text:p text:style-name="P1"/>
      <text:p text:style-name="P1"/>
      <text:p text:style-name="P1">- view amazed results: <text:span text:style-name="T1">aview.py</text:span><text:span text:style-name="T4"> </text:span><text:span text:style-name="T5">or </text:span><text:span text:style-name="T2">aviewgui.py</text:span></text:p>
      <text:p text:style-name="P1">- view chi2 results (+extrema, +ambiguities): <text:span text:style-name="T1">chisquare.py</text:span></text:p>
      <text:p text:style-name="P1">- view chi2 vs template matrix extrema (+getbestredshift from tplchis matrix, +) : <text:span text:style-name="T1">getbestredshit.py</text:span></text:p>
      <text:p text:style-name="P3">- estimate result statistics : <text:span text:style-name="T1">resultstat.py</text:span></text:p>
      <text:p text:style-name="P5"><text:s text:c="8"/>1. Export Full Analysis</text:p>
      <text:p text:style-name="P5"><text:s text:c="8"/>2. Plot Template Missing rate</text:p>
      <text:p text:style-name="P5"><text:s text:c="8"/>3. Plot Closest Z Candidats</text:p>
      <text:p text:style-name="P5"><text:s text:c="8"/>4. Plot Relative Position - Closest Z candidate</text:p>
      <text:p text:style-name="P5"><text:s text:c="8"/>5. Plot Relative Position - 2nd extrema z candidate</text:p>
      <text:p text:style-name="P5"><text:s text:c="8"/></text:p>
      <text:p text:style-name="P5"><text:s text:c="8"/>10. Export Line Detection Stats</text:p>
      <text:p text:style-name="P5"><text:s text:c="8"/>11. Compare Peak Detection with reference</text:p>
      <text:p text:style-name="P5"><text:s text:c="8"/>12. Compare Line Detection with reference</text:p>
      <text:p text:style-name="P5"><text:s text:c="8"/>13. Export Line Matching Stats</text:p>
      <text:p text:style-name="P5"><text:s text:c="8"/></text:p>
      <text:p text:style-name="P5"><text:s text:c="8"/>20. Compare failures</text:p>
      <text:p text:style-name="P5"><text:s text:c="8"/></text:p>
      <text:p text:style-name="P5"><text:s text:c="8"/>30. Plot 2D Linear Comb. Merit Coeff map</text:p>
      <text:p text:style-name="P2"/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Schmitt</meta:initial-creator>
    <meta:creation-date>2015-09-07T17:18:12.099442722</meta:creation-date>
    <dc:date>2016-01-04T18:01:12.426486408</dc:date>
    <dc:creator>Alain Schmitt</dc:creator>
    <meta:editing-duration>PT12M16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1" meta:paragraph-count="20" meta:word-count="101" meta:character-count="762" meta:non-whitespace-character-count="564"/>
  </office:meta>
</office:document-meta>
</file>